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officeooo:paragraph-rsid="0000df11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margin-left="-0.0283in" fo:margin-right="0.0118in" fo:text-align="start" style:justify-single-word="false" fo:text-indent="2.9402in" style:auto-text-indent="false"/>
      <style:text-properties officeooo:paragraph-rsid="0000d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Math()</text:p>
          </table:table-cell>
        </table:table-row>
        <table:table-row>
          <table:table-cell table:style-name="Table1.A2" office:value-type="string">
            <text:p text:style-name="P3"><text:tab/>SumX() : double</text:p>
            <text:p text:style-name="P3"><text:tab/>SumY() : double</text:p>
            <text:p text:style-name="P3"><text:tab/>SumZ() : double</text:p>
            <text:p text:style-name="P3"><text:tab/>SumXY() : double</text:p>
            <text:p text:style-name="P3"><text:tab/>SumXX() : double</text:p>
            <text:p text:style-name="P3"><text:tab/>SumXZ() : double</text:p>
            <text:p text:style-name="P3"><text:tab/>NumAvg() : double</text:p>
            <text:p text:style-name="P3"><text:tab/>EstAvg() : double</text:p>
            <text:p text:style-name="P3"><text:tab/>ActAvg() : double</text:p>
            <text:p text:style-name="P3"><text:tab/>xy() : double</text:p>
            <text:p text:style-name="P3"><text:tab/>xx() : double</text:p>
            <text:p text:style-name="P3"><text:tab/>xz() : double</text:p>
            <text:p text:style-name="P3"><text:tab/>Slope() : double</text:p>
            <text:p text:style-name="P3"><text:tab/>Intercept() : double</text:p>
            <text:p text:style-name="P3"><text:tab/>Regression() : double</text:p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2505606 </meta:initial-creator>
    <meta:creation-date>2015-02-23T14:46:27</meta:creation-date>
    <meta:printed-by>002505606 </meta:printed-by>
    <meta:print-date>2015-02-23T14:49:33</meta:print-date>
    <dc:date>2015-02-23T14:50:30</dc:date>
    <dc:creator>002505606 </dc:creator>
    <meta:editing-duration>P0D</meta:editing-duration>
    <meta:editing-cycles>1</meta:editing-cycles>
    <meta:document-statistic meta:table-count="1" meta:image-count="0" meta:object-count="0" meta:page-count="1" meta:paragraph-count="16" meta:word-count="46" meta:character-count="269" meta:non-whitespace-character-count="216"/>
    <meta:generator>LibreOffice/4.0.4.2$Linux_X86_64 LibreOffice_project/400m0$Build-2</meta:generator>
  </office:meta>
</office:document-meta>
</file>